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44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7.39mm"/>
    </style:style>
    <style:style style:name="ro1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73.11mm" svg:height="97.37mm" svg:x="233.48mm" svg:y="307.2mm">
            <draw:object draw:notify-on-update-of-ranges="Foglio1.G4:Foglio1.K4 Foglio1.G4:Foglio1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1.3mm" svg:height="96.35mm" svg:x="234.73mm" svg:y="409.23mm">
            <draw:object draw:notify-on-update-of-ranges="Foglio1.G9:Foglio1.I9 Foglio1.G8:Foglio1.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1.3mm" svg:height="96.35mm" svg:x="233.47mm" svg:y="508.67mm">
            <draw:object draw:notify-on-update-of-ranges="Foglio1.G9:Foglio1.I9 Foglio1.G22:Foglio1.I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1.3mm" svg:height="96.35mm" svg:x="237.12mm" svg:y="610.27mm">
            <draw:object draw:notify-on-update-of-ranges="Foglio1.G9:Foglio1.I9 Foglio1.G25:Foglio1.I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>
            <text:p>Dimensioni</text:p>
          </table:table-cell>
          <table:table-cell table:style-name="ce1" office:value-type="string" calcext:value-type="string">
            <text:p>Colore</text:p>
          </table:table-cell>
          <table:table-cell table:style-name="ce1" office:value-type="string" calcext:value-type="string">
            <text:p>Contrasto</text:p>
          </table:table-cell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Ret.</text:p>
          </table:table-cell>
          <table:table-cell/>
          <table:table-cell office:value-type="string" calcext:value-type="string">
            <text:p>Media * BW * *</text:p>
          </table:table-cell>
          <table:table-cell office:value-type="string" calcext:value-type="string">
            <text:p>Media * RGB * *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45032314692" calcext:value-type="float">
            <text:p>2,45032314692</text:p>
          </table:table-cell>
          <table:table-cell/>
          <table:table-cell table:formula="of:=([.E8]+[.E9]+[.E10]+[.E11]+[.E12]+[.E13]+[.E20]+[.E21]+[.E22]+[.E23]+[.E24]+[.E25]+[.E32]+[.E33]+[.E34]+[.E35]+[.E36]+[.E37]+[.E44]+[.E45]+[.E46]+[.E47]+[.E48]+[.E49]+[.E56]+[.E57]+[.E58]+[.E59]+[.E60]+[.E61])/30" office:value-type="float" office:value="1.34439084971473" calcext:value-type="float">
            <text:p>1,34439084971473</text:p>
          </table:table-cell>
          <table:table-cell table:formula="of:=([.E2]+[.E3]+[.E4]+[.E5]+[.E6]+[.E7]+[.E14]+[.E15]+[.E16]+[.E17]+[.E18]+[.E19]+[.E26]+[.E27]+[.E28]+[.E29]+[.E30]+[.E31]+[.E38]+[.E39]+[.E40]+[.E41]+[.E42]+[.E43]+[.E50]+[.E51]+[.E52]+[.E53]+[.E54]+[.E55])/30" office:value-type="float" office:value="1.34430940948993" calcext:value-type="float">
            <text:p>1,34430940948993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63803625651" calcext:value-type="float">
            <text:p>2,63803625651</text:p>
          </table:table-cell>
          <table:table-cell/>
          <table:table-cell office:value-type="string" calcext:value-type="string">
            <text:p>Media 100 * * *</text:p>
          </table:table-cell>
          <table:table-cell office:value-type="string" calcext:value-type="string">
            <text:p>Media 75 * * *</text:p>
          </table:table-cell>
          <table:table-cell office:value-type="string" calcext:value-type="string">
            <text:p>Media 50 * * *</text:p>
          </table:table-cell>
          <table:table-cell office:value-type="string" calcext:value-type="string">
            <text:p>Media 25 * * *</text:p>
          </table:table-cell>
          <table:table-cell office:value-type="string" calcext:value-type="string">
            <text:p>Media 10 * * *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39730756518" calcext:value-type="float">
            <text:p>2,39730756518</text:p>
          </table:table-cell>
          <table:table-cell/>
          <table:table-cell table:formula="of:=([.E2]+[.E3]+[.E4]+[.E5]+[.E6]+[.E7]+[.E8]+[.E9]+[.E10]+[.E11]+[.E12]+[.E13])/12" office:value-type="float" office:value="2.50577218264917" calcext:value-type="float">
            <text:p>2,50577218264917</text:p>
          </table:table-cell>
          <table:table-cell table:formula="of:=([.E14]+[.E15]+[.E16]+[.E17]+[.E18]+[.E19]+[.E20]+[.E21]+[.E22]+[.E23]+[.E24]+[.E25])/12" office:value-type="float" office:value="1.9483338021125" calcext:value-type="float">
            <text:p>1,9483338021125</text:p>
          </table:table-cell>
          <table:table-cell table:formula="of:=([.E26]+[.E27]+[.E28]+[.E29]+[.E30]+[.E31]+[.E32]+[.E33]+[.E34]+[.E35]+[.E36]+[.E37])/12" office:value-type="float" office:value="1.2378906596625" calcext:value-type="float">
            <text:p>1,2378906596625</text:p>
          </table:table-cell>
          <table:table-cell table:formula="of:=([.E38]+[.E39]+[.E40]+[.E41]+[.E42]+[.E43]+[.E44]+[.E45]+[.E46]+[.E47]+[.E48]+[.E49])/12" office:value-type="float" office:value="0.651701686855583" calcext:value-type="float">
            <text:p>0,651701686855583</text:p>
          </table:table-cell>
          <table:table-cell table:formula="of:=([.E50]+[.E51]+[.E52]+[.E53]+[.E54]+[.E55]+[.E56]+[.E57]+[.E58]+[.E59]+[.E60]+[.E61])/12" office:value-type="float" office:value="0.378052316731917" calcext:value-type="float">
            <text:p>0,378052316731917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53427838435" calcext:value-type="float">
            <text:p>2,53427838435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41856068737" calcext:value-type="float">
            <text:p>2,41856068737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58484601317" calcext:value-type="float">
            <text:p>2,58484601317</text:p>
          </table:table-cell>
          <table:table-cell/>
          <table:table-cell office:value-type="string" calcext:value-type="string">
            <text:p>Media * * 100 *</text:p>
          </table:table-cell>
          <table:table-cell office:value-type="string" calcext:value-type="string">
            <text:p>Media * * 115 *</text:p>
          </table:table-cell>
          <table:table-cell office:value-type="string" calcext:value-type="string">
            <text:p>Media * * 130 *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43635134609" calcext:value-type="float">
            <text:p>2,43635134609</text:p>
          </table:table-cell>
          <table:table-cell/>
          <table:table-cell table:formula="of:=([.E2]+[.E3]+[.E8]+[.E9]+[.E14]+[.E15]+[.E20]+[.E21]+[.E26]+[.E27]+[.E32]+[.E33]+[.E38]+[.E39]+[.E44]+[.E45]+[.E50]+[.E51]+[.E56]+[.E57])/20" office:value-type="float" office:value="1.33969767409715" calcext:value-type="float">
            <text:p>1,33969767409715</text:p>
          </table:table-cell>
          <table:table-cell table:formula="of:=([.E4]+[.E5]+[.E10]+[.E11]+[.E16]+[.E17]+[.E22]+[.E23]+[.E28]+[.E29]+[.E34]+[.E35]+[.E40]+[.E41]+[.E46]+[.E47]+[.E52]+[.E53]+[.E58]+[.E59])/20" office:value-type="float" office:value="1.33960990722425" calcext:value-type="float">
            <text:p>1,33960990722425</text:p>
          </table:table-cell>
          <table:table-cell table:formula="of:=([.E6]+[.E7]+[.E12]+[.E13]+[.E18]+[.E19]+[.E24]+[.E25]+[.E30]+[.E31]+[.E36]+[.E37]+[.E42]+[.E43]+[.E48]+[.E49]+[.E54]+[.E55]+[.E60]+[.E61])/20" office:value-type="float" office:value="1.3537428074856" calcext:value-type="float">
            <text:p>1,3537428074856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63263631476" calcext:value-type="float">
            <text:p>2,63263631476</text:p>
          </table:table-cell>
          <table:table-cell/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1.15" calcext:value-type="percentage">
            <text:p>115%</text:p>
          </table:table-cell>
          <table:table-cell table:style-name="ce9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42899374659" calcext:value-type="float">
            <text:p>2,42899374659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edia * * * Left</text:p>
          </table:table-cell>
          <table:table-cell office:value-type="string" calcext:value-type="string">
            <text:p>Media * * * Right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55700178476" calcext:value-type="float">
            <text:p>2,55700178476</text:p>
          </table:table-cell>
          <table:table-cell/>
          <table:table-cell table:style-name="Default" table:number-columns-repeated="2"/>
          <table:table-cell/>
          <table:table-cell table:formula="of:=([.E2]+[.E4]+[.E6]+[.E8]+[.E10]+[.E12]+[.E14]+[.E16]+[.E18]+[.E20]+[.E22]+[.E24]+[.E26]+[.E28]+[.E30]+[.E32]+[.E34]+[.E36]+[.E38]+[.E40]+[.E42]+[.E44]+[.E46]+[.E48]+[.E50]+[.E52]+[.E54]+[.E56]+[.E58]+[.E60])/30" office:value-type="float" office:value="1.34999060532063" calcext:value-type="float">
            <text:p>1,34999060532063</text:p>
          </table:table-cell>
          <table:table-cell table:formula="of:=([.E3]+[.E5]+[.E7]+[.E9]+[.E11]+[.E13]+[.E15]+[.E17]+[.E19]+[.E21]+[.E23]+[.E25]+[.E27]+[.E29]+[.E31]+[.E33]+[.E35]+[.E37]+[.E39]+[.E41]+[.E43]+[.E45]+[.E47]+[.E49]+[.E51]+[.E53]+[.E55]+[.E57]+[.E59]+[.E61])/30" office:value-type="float" office:value="1.33870965388403" calcext:value-type="float">
            <text:p>1,33870965388403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44694405321" calcext:value-type="float">
            <text:p>2,4469440532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2.54398689288" calcext:value-type="float">
            <text:p>2,54398689288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Set migliore (L/R)</text:p>
          </table:table-cell>
          <table:table-cell office:value-type="string" calcext:value-type="string">
            <text:p>Media set migliore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77150705883" calcext:value-type="float">
            <text:p>1,77150705883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10 RGB 115 *</text:p>
          </table:table-cell>
          <table:table-cell table:formula="of:=([.E52]+[.E53])/2" office:value-type="float" office:value="0.371529865945" calcext:value-type="float">
            <text:p>0,371529865945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7047459542" calcext:value-type="float">
            <text:p>1,9704745954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99935212176" calcext:value-type="float">
            <text:p>1,99935212176</text:p>
          </table:table-cell>
          <table:table-cell table:number-columns-repeated="4"/>
          <table:table-cell office:value-type="string" calcext:value-type="string">
            <text:p>Set peggiore (L/R)</text:p>
          </table:table-cell>
          <table:table-cell office:value-type="string" calcext:value-type="string">
            <text:p>Media set peggiore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3437860882" calcext:value-type="float">
            <text:p>1,93437860882</text:p>
          </table:table-cell>
          <table:table-cell table:number-columns-repeated="4"/>
          <table:table-cell office:value-type="string" calcext:value-type="string">
            <text:p>100 RGB 100 *</text:p>
          </table:table-cell>
          <table:table-cell table:formula="of:=([.E2]+[.E3])/2" office:value-type="float" office:value="2.544179701715" calcext:value-type="float">
            <text:p>2,544179701715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01697746682" calcext:value-type="float">
            <text:p>2,01697746682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6656350785" calcext:value-type="float">
            <text:p>1,9665635078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80952234632" calcext:value-type="float">
            <text:p>1,8095223463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6353473812" calcext:value-type="float">
            <text:p>1,96353473812</text:p>
          </table:table-cell>
          <table:table-cell/>
          <table:table-cell office:value-type="string" calcext:value-type="string">
            <text:p>Media * RGB 100 *</text:p>
          </table:table-cell>
          <table:table-cell office:value-type="string" calcext:value-type="string">
            <text:p>Media * RGB 115 *</text:p>
          </table:table-cell>
          <table:table-cell office:value-type="string" calcext:value-type="string">
            <text:p>Media * RGB 130 *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01248471297" calcext:value-type="float">
            <text:p>2,01248471297</text:p>
          </table:table-cell>
          <table:table-cell/>
          <table:table-cell table:formula="of:=([.E2]+[.E3]+[.E14]+[.E15]+[.E26]+[.E27]+[.E38]+[.E39]+[.E50]+[.E51])/10" office:value-type="float" office:value="1.3370760074517" calcext:value-type="float">
            <text:p>1,3370760074517</text:p>
          </table:table-cell>
          <table:table-cell table:formula="of:=([.E4]+[.E5]+[.E16]+[.E17]+[.E28]+[.E29]+[.E40]+[.E41]+[.E52]+[.E53])/10" office:value-type="float" office:value="1.3435085276846" calcext:value-type="float">
            <text:p>1,3435085276846</text:p>
          </table:table-cell>
          <table:table-cell table:formula="of:=([.E6]+[.E7]+[.E18]+[.E19]+[.E30]+[.E31]+[.E42]+[.E43]+[.E54]+[.E55])/10" office:value-type="float" office:value="1.3523436933335" calcext:value-type="float">
            <text:p>1,3523436933335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3403205747" calcext:value-type="float">
            <text:p>1,9340320574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2.04008175262" calcext:value-type="float">
            <text:p>2,04008175262</text:p>
          </table:table-cell>
          <table:table-cell/>
          <table:table-cell office:value-type="string" calcext:value-type="string">
            <text:p>Media * BW 100 *</text:p>
          </table:table-cell>
          <table:table-cell office:value-type="string" calcext:value-type="string">
            <text:p>Media * BW 115 *</text:p>
          </table:table-cell>
          <table:table-cell office:value-type="string" calcext:value-type="string">
            <text:p>Media * BW 130 *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96109665835" calcext:value-type="float">
            <text:p>1,96109665835</text:p>
          </table:table-cell>
          <table:table-cell/>
          <table:table-cell table:formula="of:=([.E8]+[.E9]+[.E20]+[.E21]+[.E32]+[.E33]+[.E44]+[.E45]+[.E56]+[.E57])/10" office:value-type="float" office:value="1.3423193407426" calcext:value-type="float">
            <text:p>1,3423193407426</text:p>
          </table:table-cell>
          <table:table-cell table:formula="of:=([.E10]+[.E11]+[.E22]+[.E23]+[.E34]+[.E35]+[.E46]+[.E47]+[.E58]+[.E59])/10" office:value-type="float" office:value="1.3357112867639" calcext:value-type="float">
            <text:p>1,3357112867639</text:p>
          </table:table-cell>
          <table:table-cell table:formula="of:=([.E12]+[.E13]+[.E24]+[.E25]+[.E36]+[.E37]+[.E48]+[.E49]+[.E60]+[.E61])/10" office:value-type="float" office:value="1.3551419216377" calcext:value-type="float">
            <text:p>1,3551419216377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30860721914" calcext:value-type="float">
            <text:p>1,3086072191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8086825387" calcext:value-type="float">
            <text:p>1,1808682538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30656670024" calcext:value-type="float">
            <text:p>1,3065667002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7666847315" calcext:value-type="float">
            <text:p>1,1766684731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31396193879" calcext:value-type="float">
            <text:p>1,31396193879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9567913801" calcext:value-type="float">
            <text:p>1,1956791380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30356197128" calcext:value-type="float">
            <text:p>1,30356197128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7885782366" calcext:value-type="float">
            <text:p>1,1788578236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20427691362" calcext:value-type="float">
            <text:p>1,2042769136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8479585954" calcext:value-type="float">
            <text:p>1,1847958595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1.31886837297" calcext:value-type="float">
            <text:p>1,3188683729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1.18197525168" calcext:value-type="float">
            <text:p>1,18197525168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700892369217" calcext:value-type="float">
            <text:p>0,700892369217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593975595327" calcext:value-type="float">
            <text:p>0,59397559532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748893822621" calcext:value-type="float">
            <text:p>0,74889382262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594579868835" calcext:value-type="float">
            <text:p>0,594579868835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663379353336" calcext:value-type="float">
            <text:p>0,66337935333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599759628422" calcext:value-type="float">
            <text:p>0,599759628422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730612364721" calcext:value-type="float">
            <text:p>0,73061236472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595041918772" calcext:value-type="float">
            <text:p>0,59504191877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696905178609" calcext:value-type="float">
            <text:p>0,696905178609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591168298023" calcext:value-type="float">
            <text:p>0,59116829802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702698403951" calcext:value-type="float">
            <text:p>0,70269840395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602513440433" calcext:value-type="float">
            <text:p>0,60251344043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380344651649" calcext:value-type="float">
            <text:p>0,380344651649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375730927634" calcext:value-type="float">
            <text:p>0,37573092763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371614678236" calcext:value-type="float">
            <text:p>0,371614678236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371445053654" calcext:value-type="float">
            <text:p>0,37144505365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371568495619" calcext:value-type="float">
            <text:p>0,371568495619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392140703948" calcext:value-type="float">
            <text:p>0,39214070394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401159464126" calcext:value-type="float">
            <text:p>0,401159464126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371915119577" calcext:value-type="float">
            <text:p>0,37191511957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37443191452" calcext:value-type="float">
            <text:p>0,3744319145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float" office:value="0.373022401537" calcext:value-type="float">
            <text:p>0,37302240153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W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float" office:value="0.372968342294" calcext:value-type="float">
            <text:p>0,37296834229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W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float" office:value="0.380286047989" calcext:value-type="float">
            <text:p>0,380286047989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E6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8:38:47.81022278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11:24.590760886</meta:creation-date>
    <dc:date>2020-04-11T19:35:55.425458211</dc:date>
    <meta:editing-duration>PT18M3S</meta:editing-duration>
    <meta:editing-cycles>6</meta:editing-cycles>
    <meta:generator>LibreOffice/6.0.7.3$Linux_X86_64 LibreOffice_project/00m0$Build-3</meta:generator>
    <meta:document-statistic meta:table-count="1" meta:cell-count="3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10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12cm" svg:height="9.738cm" xlink:href=".." xlink:type="simple" chart:class="chart:line" chart:row-mapping="" chart:style-name="ch1">
        <chart:title svg:x="5.12cm" svg:y="0.33cm" chart:style-name="ch2">
          <text:p>Average re-projection error by size</text:p>
        </chart:title>
        <chart:subtitle svg:x="6.39cm" svg:y="1.303cm" chart:style-name="ch3">
          <text:p>Fabio Merola W82000188</text:p>
        </chart:subtitle>
        <chart:plot-area chart:style-name="ch4" table:cell-range-address="Foglio1.G4:Foglio1.K4" chart:data-source-has-labels="row" svg:x="1.357cm" svg:y="2.18cm" svg:width="15.609cm" svg:height="6.383cm">
          <chartooo:coordinate-region svg:x="2.799cm" svg:y="2.379cm" svg:width="12.631cm" svg:height="5.537cm"/>
          <chart:axis chart:dimension="x" chart:name="primary-x" chart:style-name="ch5" chartooo:axis-type="auto">
            <chartooo:date-scale/>
            <chart:title svg:x="8.786cm" svg:y="8.757cm" chart:style-name="ch6">
              <text:p>Size</text:p>
            </chart:title>
            <chart:categories table:cell-range-address="Foglio1.G4:Foglio1.K4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68cm" chart:style-name="ch9">
              <text:p>Ret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Foglio1.G4:Foglio1.K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.50577218264917">
                <text:p>2.50577218264917</text:p>
                <draw:g>
                  <svg:desc>Foglio1.G4:Foglio1.K4</svg:desc>
                </draw:g>
              </table:table-cell>
              <table:table-cell office:value-type="float" office:value="1.9483338021125">
                <text:p>1.9483338021125</text:p>
              </table:table-cell>
              <table:table-cell office:value-type="float" office:value="1.2378906596625">
                <text:p>1.2378906596625</text:p>
              </table:table-cell>
              <table:table-cell office:value-type="float" office:value="0.651701686855583">
                <text:p>0.651701686855583</text:p>
              </table:table-cell>
              <table:table-cell office:value-type="float" office:value="0.378052316731917">
                <text:p>0.378052316731917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  <draw:g>
                  <svg:desc/>
                </draw:g>
              </table:table-cell>
              <table:table-cell office:value-type="float" office:value="2.50577218264917">
                <text:p>2.50577218264917</text:p>
                <draw:g>
                  <svg:desc>Foglio1.G4:Foglio1.K4</svg:desc>
                </draw:g>
              </table:table-cell>
              <table:table-cell office:value-type="float" office:value="1.9483338021125">
                <text:p>1.9483338021125</text:p>
              </table:table-cell>
              <table:table-cell office:value-type="float" office:value="1.2378906596625">
                <text:p>1.2378906596625</text:p>
              </table:table-cell>
              <table:table-cell office:value-type="float" office:value="0.651701686855583">
                <text:p>0.651701686855583</text:p>
              </table:table-cell>
              <table:table-cell office:value-type="float" office:value="0.378052316731917">
                <text:p>0.378052316731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line" chart:row-mapping="0" chart:style-name="ch1">
        <chart:title svg:x="4.632cm" svg:y="0.328cm" chart:style-name="ch2">
          <text:p>Average re-projection error by contrast</text:p>
        </chart:title>
        <chart:subtitle svg:x="6.299cm" svg:y="1.299cm" chart:style-name="ch3">
          <text:p>Fabio Merola W82000188</text:p>
        </chart:subtitle>
        <chart:plot-area chart:style-name="ch4" table:cell-range-address="Foglio1.G8:Foglio1.I9" chart:data-source-has-labels="row" svg:x="1.353cm" svg:y="2.174cm" svg:width="15.436cm" svg:height="6.289cm">
          <chartooo:coordinate-region svg:x="2.451cm" svg:y="2.373cm" svg:width="13.239cm" svg:height="5.443cm"/>
          <chart:axis chart:dimension="x" chart:name="primary-x" chart:style-name="ch5" chartooo:axis-type="auto">
            <chartooo:date-scale/>
            <chart:title svg:x="8.405cm" svg:y="8.655cm" chart:style-name="ch6">
              <text:p>Contrast</text:p>
            </chart:title>
            <chart:categories table:cell-range-address="Foglio1.G9:Foglio1.I9"/>
            <chart:grid chart:style-name="ch7" chart:class="major"/>
          </chart:axis>
          <chart:axis chart:dimension="y" chart:name="primary-y" chart:style-name="ch8">
            <chart:title svg:x="0.451cm" svg:y="5.627cm" chart:style-name="ch9">
              <text:p>Ret</text:p>
            </chart:title>
            <chart:grid chart:style-name="ch7" chart:class="major"/>
          </chart:axis>
          <chart:axis chart:dimension="y" chart:name="secondary-y" chart:style-name="ch10"/>
          <chart:series chart:attached-axis="secondary-y" chart:style-name="ch11" chart:values-cell-range-address="Foglio1.G8:Foglio1.I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G9:Foglio1.I9</svg:desc>
                </draw:g>
              </table:table-cell>
              <table:table-cell office:value-type="float" office:value="1.15">
                <text:p>1.15</text:p>
              </table:table-cell>
              <table:table-cell office:value-type="float" office:value="1.3">
                <text:p>1.3</text:p>
              </table:table-cell>
            </table:table-row>
          </table:table-header-rows>
          <table:table-rows>
            <table:table-row>
              <table:table-cell office:value-type="string">
                <text:p>Riga 8</text:p>
                <draw:g>
                  <svg:desc/>
                </draw:g>
              </table:table-cell>
              <table:table-cell office:value-type="float" office:value="1.33969767409715">
                <text:p>1.33969767409715</text:p>
                <draw:g>
                  <svg:desc>Foglio1.G8:Foglio1.I8</svg:desc>
                </draw:g>
              </table:table-cell>
              <table:table-cell office:value-type="float" office:value="1.33960990722425">
                <text:p>1.33960990722425</text:p>
              </table:table-cell>
              <table:table-cell office:value-type="float" office:value="1.3537428074856">
                <text:p>1.3537428074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line" chart:style-name="ch1">
        <chart:title svg:x="3.071cm" svg:y="0.328cm" chart:style-name="ch2">
          <text:p>Average re-projection error by contrast in RGB images</text:p>
        </chart:title>
        <chart:subtitle svg:x="6.299cm" svg:y="1.299cm" chart:style-name="ch3">
          <text:p>Fabio Merola W82000188</text:p>
        </chart:subtitle>
        <chart:plot-area chart:style-name="ch4" table:cell-range-address="Foglio1.G9:Foglio1.I9 Foglio1.G22:Foglio1.I22" chart:data-source-has-labels="row" svg:x="1.353cm" svg:y="2.174cm" svg:width="15.436cm" svg:height="6.289cm">
          <chartooo:coordinate-region svg:x="2.451cm" svg:y="2.373cm" svg:width="13.239cm" svg:height="5.443cm"/>
          <chart:axis chart:dimension="x" chart:name="primary-x" chart:style-name="ch5" chartooo:axis-type="auto">
            <chartooo:date-scale/>
            <chart:title svg:x="8.405cm" svg:y="8.655cm" chart:style-name="ch6">
              <text:p>Contrast</text:p>
            </chart:title>
            <chart:categories table:cell-range-address="Foglio1.G9:Foglio1.I9"/>
            <chart:grid chart:style-name="ch7" chart:class="major"/>
          </chart:axis>
          <chart:axis chart:dimension="y" chart:name="primary-y" chart:style-name="ch8">
            <chart:title svg:x="0.451cm" svg:y="5.627cm" chart:style-name="ch9">
              <text:p>Ret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Foglio1.G22:Foglio1.I2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G9:Foglio1.I9</svg:desc>
                </draw:g>
              </table:table-cell>
              <table:table-cell office:value-type="float" office:value="1.15">
                <text:p>1.15</text:p>
              </table:table-cell>
              <table:table-cell office:value-type="float" office:value="1.3">
                <text:p>1.3</text:p>
              </table:table-cell>
            </table:table-row>
          </table:table-header-rows>
          <table:table-rows>
            <table:table-row>
              <table:table-cell office:value-type="string">
                <text:p>Riga 22</text:p>
                <draw:g>
                  <svg:desc/>
                </draw:g>
              </table:table-cell>
              <table:table-cell office:value-type="float" office:value="1.3370760074517">
                <text:p>1.3370760074517</text:p>
                <draw:g>
                  <svg:desc>Foglio1.G22:Foglio1.I22</svg:desc>
                </draw:g>
              </table:table-cell>
              <table:table-cell office:value-type="float" office:value="1.3435085276846">
                <text:p>1.3435085276846</text:p>
              </table:table-cell>
              <table:table-cell office:value-type="float" office:value="1.3523436933335">
                <text:p>1.35234369333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line" chart:style-name="ch1">
        <chart:title svg:x="3.19cm" svg:y="0.328cm" chart:style-name="ch2">
          <text:p>Average re-projection error by contrast in BW images</text:p>
        </chart:title>
        <chart:subtitle svg:x="6.299cm" svg:y="1.299cm" chart:style-name="ch3">
          <text:p>Fabio Merola W82000188</text:p>
        </chart:subtitle>
        <chart:plot-area chart:style-name="ch4" table:cell-range-address="Foglio1.G9:Foglio1.I9 Foglio1.G25:Foglio1.I25" chart:data-source-has-labels="row" svg:x="1.353cm" svg:y="2.174cm" svg:width="15.436cm" svg:height="6.289cm">
          <chartooo:coordinate-region svg:x="2.451cm" svg:y="2.373cm" svg:width="13.239cm" svg:height="5.443cm"/>
          <chart:axis chart:dimension="x" chart:name="primary-x" chart:style-name="ch5" chartooo:axis-type="auto">
            <chartooo:date-scale/>
            <chart:title svg:x="8.405cm" svg:y="8.655cm" chart:style-name="ch6">
              <text:p>Contrast</text:p>
            </chart:title>
            <chart:categories table:cell-range-address="Foglio1.G9:Foglio1.I9"/>
            <chart:grid chart:style-name="ch7" chart:class="major"/>
          </chart:axis>
          <chart:axis chart:dimension="y" chart:name="primary-y" chart:style-name="ch8">
            <chart:title svg:x="0.451cm" svg:y="5.627cm" chart:style-name="ch9">
              <text:p>Ret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Foglio1.G25:Foglio1.I2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G9:Foglio1.I9</svg:desc>
                </draw:g>
              </table:table-cell>
              <table:table-cell office:value-type="float" office:value="1.15">
                <text:p>1.15</text:p>
              </table:table-cell>
              <table:table-cell office:value-type="float" office:value="1.3">
                <text:p>1.3</text:p>
              </table:table-cell>
            </table:table-row>
          </table:table-header-rows>
          <table:table-rows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1.3423193407426">
                <text:p>1.3423193407426</text:p>
                <draw:g>
                  <svg:desc>Foglio1.G25:Foglio1.I25</svg:desc>
                </draw:g>
              </table:table-cell>
              <table:table-cell office:value-type="float" office:value="1.3357112867639">
                <text:p>1.3357112867639</text:p>
              </table:table-cell>
              <table:table-cell office:value-type="float" office:value="1.3551419216377">
                <text:p>1.3551419216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